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documents which may contain displayed/inline equations, matrices, illustrations, graphs, etc. Automated processing of such documents requires both physical and logical layout analysis techniques to be employed in order to, respectively, segment and classify zones of interest for correct processing. Regions corresponding to illustrations, plain text, matrices, and mathematical formulas all must be classified so that they may be processed correctly. The application for this software 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various documents. More controversially, document layout analysis and OCR has found use in the “Google Books Initiative” whose founders envisioned a veritable “Online Library of Alexandria” from which all of the world's stores of knowledge may be instantly acquired from anywhere.</text:p>
      <text:p text:style-name="Standard"><text:span text:style-name="T2"><text:tab/>Currently, the only OCR system suitable in handling scientific documents is Masakazu Suzuki's “Infty Reader” which can accurately recognize many complex mathematical equations as well as matrices, assuming that they are first properly isolated from other, non-math, regions of text. While some of the system's shortcomings can be attributed to the merging or breaking of characters during image scanning, a significant amount of the system's errors in general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span></text:p>
      <text:p text:style-name="Standard"><text:span text:style-name="T2"><text:tab/>Infty Reader therefore, essentially does not address the problem of physical and logical layout analysis, relying solely upon whatever physical and logical layout analysis is performed by the proprietary Abby Fine Reader system utilized. The Infty Reader system's degree of document understanding prior to recognition is entirely at the mercy of false positive recognition and layout errors made by Abby Fine Reader, which, in and of itself, was not even designed with the layout analysis scientific documents in mind. The “Google Books Initiative” project spurred further interest in automated processing of documents ranging from ancient Greek texts to magazines/textbooks/articles in over fifty languages and including scientific documents. An experimental equation detector, for instance, is implemented in their 2011 release of their open source OCR engine, Tesseract. </text:span></text:p>
      <text:p text:style-name="Standard"><text:span text:style-name="T2"><text:tab/></text:span></text:p>
      <text:p text:style-name="Standard"/>
      <text:p text:style-name="P1">1.2 <text:s/>Problem Statement and Project Scope</text:p>
      <text:p text:style-name="P1"/>
      <text:p text:style-name="P3">Since the project will be integrated with Tesseract's phsical layout analysis.... further design choices pending upon evaluation of Tesseract's physical layout detection (primarily on image segmentation...)</text:p>
      <text:p text:style-name="Standard"><text:span text:style-name="T1"><text:tab/></text:span><text:span text:style-name="T2">The primary goal of this project is to design, implement, and test a system which can accurately detect regions </text:span></text:p>
      <text:p text:style-name="P1"><text:soft-page-break/><text:span text:style-name="T2"/></text:p>
      <text:p text:style-name="P1"><text:span text:style-name="T2"/></text:p>
      <text:p text:style-name="Standard">Provide a description and scope of the software and explain the goals, objectives and benefits </text:p>
      <text:p text:style-name="Standard">of your project. This will provide the basis for the brief description of your product. </text:p>
      <text:p text:style-name="Standard"/>
      <text:p text:style-name="P1">1.3 <text:s/>Overview </text:p>
      <text:p text:style-name="Standard">Provide an overview of this document and its organization. <text:line-break/></text:p>
      <text:p text:style-name="P1">1.4 <text:s/>Reference Material </text:p>
      <text:p text:style-name="Standard">This section is optional. </text:p>
      <text:p text:style-name="Standard">List any documents, if any, which were used as sources of information for the test plan. </text:p>
      <text:p text:style-name="Standard"/>
      <text:p text:style-name="P1">1.5 <text:s/>Definitions and Acronyms </text:p>
      <text:p text:style-name="Standard">This section is optional. </text:p>
      <text:p text:style-name="Standard">Provide <text:s/>definitions <text:s/>of <text:s/>all <text:s/>terms, <text:s/>acronyms, <text:s/>and <text:s/>abbreviations <text:s/>that <text:s/>might <text:s/>exist <text:s/>to <text:s/>properly </text:p>
      <text:p text:style-name="Standard">interpret the SDD. These definitions should be items used in the SDD that are most likely not </text:p>
      <text:p text:style-name="Standard">known to the audience. </text:p>
      <text:p text:style-name="Standard"/>
      <text:p text:style-name="P1">2. <text:s/>SYSTEM OVERVIEW </text:p>
      <text:p text:style-name="Standard">Give a general description of the functionality, context and design of your project. Provide any </text:p>
      <text:p text:style-name="Standard">background information if necessary. </text:p>
      <text:p text:style-name="Standard"/>
      <text:p text:style-name="P1">3. SYSTEM ARCHITECTURE </text:p>
      <text:p text:style-name="P1">3.1 <text:s/>Architectural Design </text:p>
      <text:p text:style-name="Standard">Develop a <text:s/>modular program structure and explain the relationships <text:s/>between the <text:s/>modules to </text:p>
      <text:p text:style-name="Standard">achieve <text:s/>the <text:s/>complete <text:s/>functionality <text:s/>of <text:s/>the <text:s/>system. <text:s/>This <text:s/>is <text:s/>a <text:s/>high <text:s/>level <text:s/>overview <text:s/>of <text:s/>how </text:p>
      <text:p text:style-name="Standard">responsibilities of the system were partitioned and then assigned to subsystems. Identify each </text:p>
      <text:p text:style-name="Standard">high <text:s/>level <text:s/>subsystem <text:s/>and <text:s/>the <text:s/>roles <text:s/>or <text:s/>responsibilities <text:s/>assigned <text:s/>to <text:s/>it. <text:s/>Describe <text:s/>how <text:s/>these </text:p>
      <text:p text:style-name="Standard">subsystems collaborate with each other in order to achieve the desired functionality. Don’t go </text:p>
      <text:p text:style-name="Standard">into too much detail about the individual subsystems. The main purpose is to gain a general </text:p>
      <text:p text:style-name="Standard">understanding <text:s/>of <text:s/>how <text:s/>and <text:s/>why <text:s/>the <text:s/>system <text:s/>was <text:s/>decomposed, <text:s/>and <text:s/>how <text:s/>the <text:s/>individual <text:s/>parts </text:p>
      <text:p text:style-name="Standard">work together. <text:s/>Provide a diagram <text:s/>showing the major subsystems and data repositories and </text:p>
      <text:p text:style-name="Standard">their interconnections. Describe the diagram if required. </text:p>
      <text:p text:style-name="Standard"/>
      <text:p text:style-name="P1">3.2 <text:s/>Decomposition Description </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and <text:s/>trade/offs <text:s/>that <text:s/>were <text:s/>considered. <text:s/>You <text:s/>may <text:s/>discuss <text:s/>other <text:s/>architectures <text:s/>that <text:s/>were </text:p>
      <text:p text:style-name="Standard">considered, provided that you explain why you didn’t choose them. </text:p>
      <text:p text:style-name="Standard"/>
      <text:p text:style-name="P1">4. DATA DESIGN </text:p>
      <text:p text:style-name="P1">4.1 <text:s/>Data Description </text:p>
      <text:p text:style-name="Standard"><text:soft-page-break/>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 </text:p>
      <text:p text:style-name="Standard">In this section, we take a closer look at what each component does in a more systematic way. If </text:p>
      <text:p text:style-name="Standard">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6. HUMAN INTERFACE DESIGN </text:p>
      <text:p text:style-name="P1">6.1 <text:s/>Overview of User Interface </text:p>
      <text:p text:style-name="Standard">Describe <text:s/>the <text:s/>functionality <text:s/>of <text:s/>the <text:s/>system <text:s/>from <text:s/>the <text:s/>user’s <text:s/>perspective. <text:s/>Explain <text:s/>how <text:s/>the <text:s/>user </text:p>
      <text:p text:style-name="Standard">will <text:s/>be <text:s/>able <text:s/>to <text:s/>use <text:s/>your <text:s/>system <text:s/>to <text:s/>complete <text:s/>all <text:s/>the <text:s/>expected <text:s/>features <text:s/>and <text:s/>the <text:s/>feedback </text:p>
      <text:p text:style-name="Standard">information that will be displayed for the user. </text:p>
      <text:p text:style-name="Standard"/>
      <text:p text:style-name="P1">6.2 <text:s/>Screen Images </text:p>
      <text:p text:style-name="Standard">Display <text:s/>screenshots <text:s/>showing <text:s/>the <text:s/>interface <text:s/>from <text:s/>the <text:s/>user’s <text:s/>perspective. <text:s/>These <text:s/>can <text:s/>be <text:s/>hand­ </text:p>
      <text:p text:style-name="Standard">drawn or <text:s/>you can use an automated drawing tool. <text:s/>Just <text:s/>make them as <text:s/>accurate as possible. </text:p>
      <text:p text:style-name="Standard">(Graph paper works well.) </text:p>
      <text:p text:style-name="Standard"/>
      <text:p text:style-name="P1">6.3 <text:s/>Screen Objects and Actions </text:p>
      <text:p text:style-name="Standard">A discussion of screen objects and actions associated with those objects. </text:p>
      <text:p text:style-name="Standard"/>
      <text:p text:style-name="P1">7. REQUIREMENTS M ATRIX </text:p>
      <text:p text:style-name="Standard">Provide a cross­reference that traces components and data structures to the requirements in your </text:p>
      <text:p text:style-name="Standard">SRS document. </text:p>
      <text:p text:style-name="Standard">Use <text:s/>a <text:s/>tabular <text:s/>format <text:s/>to <text:s/>show <text:s/>which <text:s/>system <text:s/>components <text:s/>satisfy <text:s/>each <text:s/>of <text:s/>the <text:s/>functional </text:p>
      <text:p text:style-name="Standard">requirements from the SRS. <text:s/>Refer to the functional requirements by the numbers/codes that you </text:p>
      <text:p text:style-name="Standard">gave them in the SRS. </text:p>
      <text:p text:style-name="Standard"/>
      <text:p text:style-name="Standard"><text:span text:style-name="T1">8. APPENDICES</text:span> </text:p>
      <text:p text:style-name="Standard">This section is optional. </text:p>
      <text:p text:style-name="Standard"/>
      <text:p text:style-name="Standard">Appendices may be included, either directly or by reference, to provide supporting details that could </text:p>
      <text:p text:style-name="Standard">aid in the understanding of the Software Design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2" svg:font-family="'Lohit Devanagari'"/>
    <style:font-face style:name="DejaVu Sans Mono" svg:font-family="'DejaVu Sans 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1"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3.5$Linux_X86_64 LibreOffice_project/350m1$Build-2</meta:generator>
    <dc:date>2013-06-22T22:58:37</dc:date>
    <dc:creator>Jake Bruce</dc:creator>
    <meta:editing-duration>PT1H26M25S</meta:editing-duration>
    <meta:editing-cycles>7</meta:editing-cycles>
    <meta:document-statistic meta:table-count="0" meta:image-count="0" meta:object-count="0" meta:page-count="3" meta:paragraph-count="83" meta:word-count="1193" meta:character-count="8163" meta:non-whitespace-character-count="6769"/>
  </office:meta>
</office:document-meta>
</file>